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style:text-underline-style="solid" style:text-underline-width="auto" style:text-underline-color="font-color" fo:font-weight="bold"/>
    </style:style>
    <style:style style:name="T3" style:family="text">
      <style:text-properties style:font-name="Verdana1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Verdana1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Verdana1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Buttermilk Biscuits</text:span><text:span text:style-name="T1"><text:line-break/><text:line-break/>2 ½ cups whole wheat pastry flour<text:line-break/>2 tsp. baking powder<text:line-break/>½ tsp. baking soda<text:line-break/>½ tsp. salt<text:line-break/>¼ cup butter<text:line-break/>1 egg<text:line-break/>¾ cup buttermilk<text:line-break/><text:line-break/>Mix together flour, baking powder, baking soda, salt. With your clean hands, combine butter into flour mixture until crumbly like cornmeal. Blend egg and milk together. Add to flour/butter mixture. Mix until combined and knead until dough is soft and workable. Be cautious not to over-knead. On a lightly flour-dusted counter top, pat dough until it is approx ¾ to 1 inch thick. Using a biscuit cutter or drinking glass dipped in flour, cut dough into circles and put on a lightly greased cookie sheet. Bake for 10 to 15 minutes in a 400 degree ove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22:49.60</meta:creation-date>
    <meta:document-statistic meta:table-count="0" meta:image-count="0" meta:object-count="0" meta:page-count="1" meta:paragraph-count="1" meta:word-count="124" meta:character-count="695"/>
    <dc:date>2017-05-05T19:23:31.13</dc:date>
    <dc:creator>Crystal Miller</dc:creator>
    <meta:editing-duration>PT42S</meta:editing-duration>
    <meta:editing-cycles>1</meta:editing-cycles>
    <meta:generator>OpenOffice/4.1.1$Win32 OpenOffice.org_project/411m6$Build-9775</meta:generator>
  </office:meta>
</office:document-meta>
</file>